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random_li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set_deposi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add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NOR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bits_ideal_star</text:p>
          </table:table-cell>
          <table:table-cell office:value-type="string">
            <text:p>orbits_cold_star</text:p>
          </table:table-cell>
          <table:table-cell office:value-type="string">
            <text:p>orbits_hot_star</text:p>
          </table:table-cell>
          <table:table-cell office:value-type="string">
            <text:p>is_inside_nebula</text:p>
          </table:table-cell>
          <table:table-cell office:value-type="string">
            <text:p>has_ring</text:p>
          </table:table-cell>
          <table:table-cell office:value-type="string">
            <text:p>has_moon</text:p>
          </table:table-cell>
          <table:table-cell office:value-type="string">
            <text:p>is_gas_giant_moon</text:p>
          </table:table-cell>
          <table:table-cell office:value-type="string">
            <text:p>is_inhospitable</text:p>
          </table:table-cell>
          <table:table-cell office:value-type="string">
            <text:p>is_hot_dry_category_planet</text:p>
          </table:table-cell>
          <table:table-cell office:value-type="string">
            <text:p>is_hot_wet_category_planet</text:p>
          </table:table-cell>
          <table:table-cell office:value-type="string">
            <text:p>is_gaia</text:p>
          </table:table-cell>
          <table:table-cell office:value-type="string">
            <text:p>is_cold_wet_category_planet</text:p>
          </table:table-cell>
          <table:table-cell office:value-type="string">
            <text:p>is_cold_dry_category_planet</text:p>
          </table:table-cell>
          <table:table-cell office:value-type="string">
            <text:p>is_non_oxygen_habitable</text:p>
          </table:table-cell>
          <table:table-cell office:value-type="string">
            <text:p/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is_gaia</text:p>
          </table:table-cell>
          <table:table-cell office:value-type="string">
            <text:p>is_planet_class_pc_nuked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gm_pe_planetary_sr_spawn_table</text:p>
          </table:table-cell>
          <table:table-cell office:value-type="string">
            <text:p>OCC0-0</text:p>
          </table:table-cell>
          <table:table-cell office:value-type="string">
            <text:p>d_precious_metals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d_chromium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d_zinorine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0</text:p>
          </table:table-cell>
          <table:table-cell office:value-type="string">
            <text:p>d_lithium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0</text:p>
          </table:table-cell>
          <table:table-cell office:value-type="string">
            <text:p>d_hivaron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0</text:p>
          </table:table-cell>
          <table:table-cell office:value-type="string">
            <text:p>d_archeological_remains</text:p>
          </table:table-cell>
          <table:table-cell office:value-type="string">
            <text:p>OCC0</text:p>
          </table:table-cell>
          <table:table-cell office:value-type="string">
            <text:p>9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0</text:p>
          </table:table-cell>
          <table:table-cell office:value-type="string">
            <text:p>d_iron_wood</text:p>
          </table:table-cell>
          <table:table-cell office:value-type="string">
            <text:p>OCC0</text:p>
          </table:table-cell>
          <table:table-cell office:value-type="string">
            <text:p>8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0</text:p>
          </table:table-cell>
          <table:table-cell office:value-type="string">
            <text:p>d_exotic_spices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0</text:p>
          </table:table-cell>
          <table:table-cell office:value-type="string">
            <text:p>d_ventium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0</text:p>
          </table:table-cell>
          <table:table-cell office:value-type="string">
            <text:p>d_terraforming_bacteria</text:p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0</text:p>
          </table:table-cell>
          <table:table-cell office:value-type="string">
            <text:p>d_pitharan_dust</text:p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0</text:p>
          </table:table-cell>
          <table:table-cell office:value-type="string">
            <text:p>d_engos_vapor</text:p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0</text:p>
          </table:table-cell>
          <table:table-cell office:value-type="string">
            <text:p>d_satramene_gas</text:p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3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0</text:p>
          </table:table-cell>
          <table:table-cell office:value-type="string">
            <text:p>d_bandersnatchi</text:p>
          </table:table-cell>
          <table:table-cell office:value-type="string">
            <text:p>OCC0</text:p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-0</text:p>
          </table:table-cell>
          <table:table-cell office:value-type="string">
            <text:p>d_blooming_ore</text:p>
          </table:table-cell>
          <table:table-cell office:value-type="string">
            <text:p>OCC0</text:p>
          </table:table-cell>
          <table:table-cell office:value-type="string">
            <text:p>1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-7</text:p>
          </table:table-cell>
          <table:table-cell office:value-type="string">
            <text:p/>
          </table:table-cell>
          <table:table-cell office:value-type="string">
            <text:p>OCC7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OCC0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-8</text:p>
          </table:table-cell>
          <table:table-cell office:value-type="string">
            <text:p/>
          </table:table-cell>
          <table:table-cell office:value-type="string">
            <text:p>OCC7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5-0</text:p>
          </table:table-cell>
          <table:table-cell office:value-type="string">
            <text:p>d_sactajenian</text:p>
          </table:table-cell>
          <table:table-cell office:value-type="string">
            <text:p>OCC0</text:p>
          </table:table-cell>
          <table:table-cell office:value-type="string">
            <text:p>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12</text:p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13</text:p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